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officeooo:rsid="0004c40b" officeooo:paragraph-rsid="0004c40b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officeooo:rsid="00088e52" officeooo:paragraph-rsid="00088e52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rsid="0009e093" officeooo:paragraph-rsid="0009e093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officeooo:rsid="00073a2f" officeooo:paragraph-rsid="00073a2f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officeooo:rsid="0004c40b" officeooo:paragraph-rsid="0004c40b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text-underline-style="none" officeooo:rsid="00088e52" officeooo:paragraph-rsid="00088e52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text-position="super 58%" style:font-name="Times New Roman" fo:font-size="20pt" officeooo:rsid="0004c40b" officeooo:paragraph-rsid="0004c40b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Roboto" fo:font-size="14pt" style:text-underline-style="none" officeooo:rsid="00088e52" officeooo:paragraph-rsid="00088e52" style:font-size-asian="14pt" style:font-size-complex="14pt"/>
    </style:style>
    <style:style style:name="P9" style:family="paragraph" style:parent-style-name="Standard" style:master-page-name="">
      <style:paragraph-properties fo:text-align="justify" style:justify-single-word="false" style:page-number="auto" fo:background-color="transparent" fo:padding="0cm" fo:border="none" style:shadow="none">
        <style:tab-stops/>
        <style:background-image/>
      </style:paragraph-properties>
      <style:text-properties style:font-name="Roboto" fo:font-size="12pt" style:text-underline-style="none" officeooo:rsid="00088e52" officeooo:paragraph-rsid="00088e52" style:font-size-asian="10.5pt" style:font-size-complex="12pt"/>
    </style:style>
    <style:style style:name="P10" style:family="paragraph" style:parent-style-name="Standard">
      <style:paragraph-properties fo:text-align="justify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2pt" style:text-underline-style="none" officeooo:rsid="00088e52" officeooo:paragraph-rsid="00088e52" style:font-size-asian="10.5pt" style:font-size-complex="12pt"/>
    </style:style>
    <style:style style:name="P11" style:family="paragraph" style:parent-style-name="Standard">
      <style:paragraph-properties fo:text-align="justify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2pt" style:text-underline-style="none" officeooo:rsid="0013708d" officeooo:paragraph-rsid="0013708d" style:font-size-asian="12pt" style:font-size-complex="12pt"/>
    </style:style>
    <style:style style:name="P12" style:family="paragraph" style:parent-style-name="Standard">
      <style:paragraph-properties fo:text-align="center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5pt" style:text-underline-style="none" officeooo:rsid="0013708d" officeooo:paragraph-rsid="0013708d" style:font-size-asian="15pt" style:font-size-complex="15pt"/>
    </style:style>
    <style:style style:name="P13" style:family="paragraph" style:parent-style-name="Standard" style:master-page-name="">
      <style:paragraph-properties fo:margin-left="3cm" fo:margin-right="2cm" fo:line-height="150%" fo:text-align="justify" style:justify-single-word="false" fo:text-indent="0cm" style:auto-text-indent="false" style:page-number="auto" style:shadow="none"/>
      <style:text-properties style:font-name="Times New Roman" fo:font-size="12pt" officeooo:rsid="00156251" officeooo:paragraph-rsid="00156251" style:font-size-asian="10.5pt" style:font-size-complex="12pt"/>
    </style:style>
    <style:style style:name="P14" style:family="paragraph" style:parent-style-name="Standard">
      <style:paragraph-properties fo:text-align="center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5pt" style:text-underline-style="none" officeooo:rsid="0013708d" officeooo:paragraph-rsid="0013708d" style:font-size-asian="15pt" style:font-size-complex="15pt"/>
    </style:style>
    <style:style style:name="P15" style:family="paragraph" style:parent-style-name="Standard">
      <style:paragraph-properties fo:text-align="center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5pt" style:text-underline-style="none" officeooo:rsid="001745a0" officeooo:paragraph-rsid="001745a0" style:font-size-asian="15pt" style:font-size-complex="15pt"/>
    </style:style>
    <style:style style:name="P16" style:family="paragraph" style:parent-style-name="Standard">
      <style:paragraph-properties fo:text-align="center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5pt" style:text-underline-style="none" officeooo:rsid="001ae1cb" officeooo:paragraph-rsid="0013708d" style:font-size-asian="15pt" style:font-size-complex="15pt"/>
    </style:style>
    <style:style style:name="P17" style:family="paragraph" style:parent-style-name="Standard">
      <style:paragraph-properties fo:text-align="center" style:justify-single-word="false" fo:background-color="transparent" fo:padding="0cm" fo:border="none" style:shadow="none">
        <style:tab-stops/>
        <style:background-image/>
      </style:paragraph-properties>
      <style:text-properties style:font-name="Times New Roman" fo:font-size="15pt" style:text-underline-style="none" officeooo:rsid="001745a0" officeooo:paragraph-rsid="001745a0" style:font-size-asian="15pt" style:font-size-complex="15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style:font-name="Times New Roman" fo:font-size="15pt" style:text-underline-style="none" officeooo:rsid="001745a0" officeooo:paragraph-rsid="0020ef15" style:font-size-asian="15pt" style:font-size-complex="15pt"/>
    </style:style>
    <style:style style:name="P19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font-name="Times New Roman" fo:font-size="15pt" style:text-underline-style="none" officeooo:rsid="001745a0" officeooo:paragraph-rsid="001e683b" style:font-size-asian="15pt" style:font-size-complex="15pt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20pt" officeooo:rsid="00073a2f" officeooo:paragraph-rsid="00073a2f" style:font-size-asian="20pt" style:font-size-complex="20pt"/>
    </style:style>
    <style:style style:name="P21" style:family="paragraph" style:parent-style-name="Header">
      <style:paragraph-properties fo:text-align="center" style:justify-single-word="false"/>
    </style:style>
    <style:style style:name="P22" style:family="paragraph" style:parent-style-name="Footer">
      <style:paragraph-properties fo:text-align="end" style:justify-single-word="false"/>
    </style:style>
    <style:style style:name="T1" style:family="text">
      <style:text-properties officeooo:rsid="0009e093"/>
    </style:style>
    <style:style style:name="T2" style:family="text">
      <style:text-properties fo:font-size="12pt" officeooo:rsid="0018f9c8" style:font-size-asian="10.5pt" style:font-size-complex="12pt"/>
    </style:style>
    <style:style style:name="T3" style:family="text">
      <style:text-properties fo:font-size="12pt" fo:font-weight="normal" officeooo:rsid="0018f9c8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df710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e683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ef721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f2f0d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0ef15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4">Herczig Ádám</text:p>
      <text:p text:style-name="P5">Szakdolgozat</text:p>
      <text:p text:style-name="P1"/>
      <text:p text:style-name="P13"/>
      <text:p text:style-name="P1"/>
      <text:p text:style-name="P1"/>
      <text:p text:style-name="P1"/>
      <text:p text:style-name="P1"/>
      <text:p text:style-name="P7"/>
      <text:p text:style-name="P1"/>
      <text:p text:style-name="P1"/>
      <text:p text:style-name="P1"/>
      <text:p text:style-name="P2">Hőmérő hálózat <text:span text:style-name="T1"><text:s/></text:span></text:p>
      <text:p text:style-name="P3">IoT felület</text:p>
      <text:p text:style-name="P3">kialakítás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PÉCSI TUDOMÁNY EGYETEM</text:p>
      <text:p text:style-name="P6">MŰSZAKI ÉS INFORMATIKAI KAR</text:p>
      <text:p text:style-name="P6">VILLAMOSMÉRNÖKI SZAK</text:p>
      <text:p text:style-name="P6"/>
      <text:p text:style-name="P6"/>
      <text:p text:style-name="P6"/>
      <text:p text:style-name="P6">Pécs, 2017</text:p>
      <text:p text:style-name="P8"/>
      <text:p text:style-name="P9"/>
      <text:p text:style-name="P10"/>
      <text:p text:style-name="P12"><text:soft-page-break/></text:p>
      <text:p text:style-name="P12"/>
      <text:p text:style-name="P12">Nyilatkozat</text:p>
      <text:p text:style-name="P12"/>
      <text:p text:style-name="P11"><text:tab/>Alulírott Herczig Ádám diplomázó hallgató, kijelentem hogy a szakdolgozatomat a Pécsi Tudományegyetem Műszaki és Informatikai karán készítettem a villamosmérnöki BSC diploma megszerzése véget.</text:p>
      <text:p text:style-name="P11"/>
      <text:p text:style-name="P11"/>
      <text:p text:style-name="P11"/>
      <text:p text:style-name="P11"><text:tab/>Kijelentem, hogy a szakdolgozatom érdemi részét egyedül végeztem el. Az érdemi részen kívül csak meghivatkozott forrásokat használtam fel a szakdolgozatomba (szakirodalom, kód). Tudomásul veszem, hogy a szakdolgozatom leírt forráskódot a Pécsi Tudományegyetem, valamint a szakdolgozat témát kiíró konzulens saját céljaira szabadon felhasználhatja.</text:p>
      <text:p text:style-name="P11"/>
      <text:p text:style-name="P11">2017.10.24.</text:p>
      <text:p text:style-name="P11"><text:tab/><text:tab/><text:tab/><text:tab/><text:tab/><text:tab/><text:tab/><text:tab/><text:tab/><text:tab/><text:tab/>Herczig Ádám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<text:s/></text:p>
      <text:p text:style-name="P12"/>
      <text:p text:style-name="P12"/>
      <text:p text:style-name="P15">Tartalomjegyzék hely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</text:p>
      <text:p text:style-name="P17">1. Bevezetés</text:p>
      <text:p text:style-name="P17"/>
      <text:p text:style-name="P19"><text:tab/><text:span text:style-name="T2">A </text:span><text:span text:style-name="T3">mai </text:span><text:span text:style-name="T4">hétköznapi életnek lassan már szerves része lesz hogy mindenféle eszközt rá fogunk tudni csatolni az internet nagy világára. A legáltalánosabb szenzoroktól kezdve, az autóiparban használt robotokon, aktuátorokon át egészen a hétköznapi használatú eszközökig (Televízió, hűtő, termosztát) szinte mindent rá tudunk csatolni az internetre. Ezáltal minden </text:span><text:span text:style-name="T5">olyan </text:span><text:span text:style-name="T4">eszköz </text:span><text:span text:style-name="T5">mely IP címmel rendelkezik </text:span><text:span text:style-name="T4">kapcsolatban lehet </text:span><text:span text:style-name="T5">hálózati eszközökkel,</text:span><text:span text:style-name="T4"> amennyiben ez szükséges. Gondoljunk csak bele, megyünk haza munkából, okostelefonunkkal egy pillanat alatt leellenőrizhetjük a hűtőnk tartalmát vagy <text:s/>hogy a lakásunk különböző pontjain milyen hőmérséklet van. Hideg téli estéken akár, ezáltal előre <text:s/>feltudjuk fűteni vagy </text:span><text:span text:style-name="T6">le tudjuk </text:span><text:span text:style-name="T4">hűteni számunkra megfelelő hőmérsékletűre a lakásunkat hőmérő szenzorok és egy fűtő-hűtő klíma vezérlésével, mindezt távolról mire hazaérnénk. Ezt (is) nevezzük a magyar fordításban „Dolgok </text:span><text:span text:style-name="T6">I</text:span><text:span text:style-name="T4">nternetének”, szakkifejezéssel IoT-nek azaz Internet of Things-nek. </text:span></text:p>
      <text:p text:style-name="P18"><text:span text:style-name="T4"><text:tab/>Szakdolgozatom témájának </text:span><text:span text:style-name="T5">pont egy hasonló IoT feladatot választottam, melyet az előbb példának hoztam fel. Feladatként egy olyan </text:span><text:span text:style-name="T7">hálózat </text:span><text:span text:style-name="T5">kialakítását </text:span><text:span text:style-name="T7">kellett megterveznem melynek a vezérlője egy </text:span><text:span text:style-name="T8">L</text:span><text:span text:style-name="T7">inux alapú vezérlő mely maximum 99 db hőmérő szenzorral tudja tartani a kapcsolatot. A vezérlő feladata egy konfigurációs fájl felolvasása, majd a kommunikáció inicializálása. </text:span><text:span text:style-name="T8">Inicializálás után </text:span><text:span text:style-name="T7">több szálon futva bizonyos, időközönként hőmérséklet adatok</text:span><text:span text:style-name="T8">at kell </text:span><text:span text:style-name="T7"><text:s/></text:span><text:span text:style-name="T8">le</text:span><text:span text:style-name="T7">kér</text:span><text:span text:style-name="T8">nie</text:span><text:span text:style-name="T7">, </text:span><text:span text:style-name="T8">felolvasnia majd a felolvasott értékeket ki is kell értékelnie. Végül a kiértékelt adatokat egy webes felületen meg is kell tudnia jelenítenie a vezérlőnek. A szolga eszközökről beolvasott adatokat FIFO-ba kellett gyűjtenem majd a feldolgozó szállnak a FIFO-ból kivett értékékkel kell tovább dolgoznia.</text:span></text:p>
      <text:p text:style-name="P18"/>
      <text:p text:style-name="P18"/>
      <text:p text:style-name="P18"/>
      <text:p text:style-name="P18"><text:span text:style-name="T8"><text:s/></text:span><text:span text:style-name="T7"><text:s/>a szolga eszközöktől majd a begyűjtött adatok feldolgozása. A lekért adatok</text:span><text:span text:style-name="T8">at</text:span><text:span text:style-name="T7"> FIFO-ba helyez</text:span><text:span text:style-name="T8">i a linux vezérlő</text:span><text:span text:style-name="T7">, majd </text:span><text:span text:style-name="T8">a FIFO-ból kivett adatok bizonyos algoritmusok segítségével </text:span><text:span text:style-name="T7"><text:s text:c="2"/></text:span><text:span text:style-name="T5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/></text:p>
      </style:header>
      <style:footer>
        <text:p text:style-name="MP2"><text:page-number text:select-page="current">2</text:page-number></text:p>
      </style:footer>
      <style:footer-left>
        <text:p text:style-name="Footer"><text:page-number text:select-page="current">3</text:page-number></text:p>
      </style:footer-left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21:36:16.970127999</meta:creation-date>
    <dc:date>2017-11-14T00:10:01.340271964</dc:date>
    <meta:editing-duration>PT1H51M27S</meta:editing-duration>
    <meta:editing-cycles>12</meta:editing-cycles>
    <meta:generator>LibreOffice/4.3.3.2$Linux_X86_64 LibreOffice_project/430m0$Build-2</meta:generator>
    <meta:document-statistic meta:table-count="0" meta:image-count="0" meta:object-count="0" meta:page-count="4" meta:paragraph-count="23" meta:word-count="345" meta:character-count="2696" meta:non-whitespace-character-count="2344"/>
  </office:meta>
</office:document-meta>
</file>